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4"/>
    <style:style style:name="ce5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Human</text:p>
          </table:table-cell>
          <table:table-cell office:value-type="percentage" office:value="0.4" calcext:value-type="percentage">
            <text:p>40.00%</text:p>
          </table:table-cell>
          <table:table-cell/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/>
          <table:table-cell office:value-type="string" calcext:value-type="string">
            <text:p>Dwarf</text:p>
          </table:table-cell>
          <table:table-cell office:value-type="percentage" office:value="0.125" calcext:value-type="percentage">
            <text:p>12.50%</text:p>
          </table:table-cell>
          <table:table-cell/>
          <table:table-cell office:value-type="percentage" office:value="0.125" calcext:value-type="percentage">
            <text:p>12.50%</text:p>
          </table:table-cell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office:value-type="percentage" office:value="0.125" calcext:value-type="percentage">
            <text:p>12.50%</text:p>
          </table:table-cell>
          <table:table-cell/>
          <table:table-cell office:value-type="percentage" office:value="0.125" calcext:value-type="percentage">
            <text:p>12.50%</text:p>
          </table:table-cell>
        </table:table-row>
        <table:table-row table:style-name="ro1">
          <table:table-cell/>
          <table:table-cell office:value-type="string" calcext:value-type="string">
            <text:p>Gnome</text:p>
          </table:table-cell>
          <table:table-cell office:value-type="percentage" office:value="0.09" calcext:value-type="percentage">
            <text:p>9.00%</text:p>
          </table:table-cell>
          <table:table-cell/>
          <table:table-cell office:value-type="percentage" office:value="0.05" calcext:value-type="percentage">
            <text:p>5.00%</text:p>
          </table:table-cell>
        </table:table-row>
        <table:table-row table:style-name="ro1">
          <table:table-cell/>
          <table:table-cell office:value-type="string" calcext:value-type="string">
            <text:p>Half-Elf</text:p>
          </table:table-cell>
          <table:table-cell office:value-type="percentage" office:value="0.15" calcext:value-type="percentage">
            <text:p>15.00%</text:p>
          </table:table-cell>
          <table:table-cell/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string" calcext:value-type="string">
            <text:p>Halfling</text:p>
          </table:table-cell>
          <table:table-cell office:value-type="percentage" office:value="0.1" calcext:value-type="percentage">
            <text:p>10.00%</text:p>
          </table:table-cell>
          <table:table-cell/>
          <table:table-cell office:value-type="percentage" office:value="0.09" calcext:value-type="percentage">
            <text:p>9.00%</text:p>
          </table:table-cell>
        </table:table-row>
        <table:table-row table:style-name="ro1">
          <table:table-cell/>
          <table:table-cell office:value-type="string" calcext:value-type="string">
            <text:p>Half-Orc</text:p>
          </table:table-cell>
          <table:table-cell office:value-type="percentage" office:value="0.01" calcext:value-type="percentage">
            <text:p>1.00%</text:p>
          </table:table-cell>
          <table:table-cell/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.00</text:p>
          </table:table-cell>
          <table:table-cell/>
          <table:table-cell table:style-name="ce2" office:value-type="float" office:value="1" calcext:value-type="float">
            <text:p>1.00</text:p>
          </table:table-cell>
        </table:table-row>
      </table:table>
      <table:table table:name="abilities" table:style-name="ta1">
        <table:table-column table:style-name="co1" table:number-columns-repeated="6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hit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open</text:p>
          </table:table-cell>
          <table:table-cell table:style-name="Default" office:value-type="string" calcext:value-type="string">
            <text:p>bend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50" calcext:value-type="float">
            <text:p>-350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50" calcext:value-type="float">
            <text:p>-250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50" calcext:value-type="float">
            <text:p>-250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50" calcext:value-type="float">
            <text:p>-150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50" calcext:value-type="float">
            <text:p>-150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percentage" office:value="0.01" calcext:value-type="percentage">
            <text:p>1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percentage" office:value="0.01" calcext:value-type="percentage">
            <text:p>1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percentage" office:value="0.02" calcext:value-type="percentage">
            <text:p>2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percentage" office:value="0.02" calcext:value-type="percentage">
            <text:p>2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percentage" office:value="0.04" calcext:value-type="percentage">
            <text:p>4%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percentage" office:value="0.04" calcext:value-type="percentage">
            <text:p>4%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percentage" office:value="0.07" calcext:value-type="percentage">
            <text:p>7%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percentage" office:value="0.07" calcext:value-type="percentage">
            <text:p>7%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percentage" office:value="0.1" calcext:value-type="percentage">
            <text:p>10%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percentage" office:value="0.13" calcext:value-type="percentage">
            <text:p>13%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percentage" office:value="0.16" calcext:value-type="percentage">
            <text:p>16%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percentage" office:value="0.2" calcext:value-type="percentage">
            <text:p>20%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percentage" office:value="0.3" calcext:value-type="percentage">
            <text:p>30%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percentage" office:value="0.35" calcext:value-type="percentage">
            <text:p>35%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percentage" office:value="0.4" calcext:value-type="percentage">
            <text:p>4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07:34:38.087978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5:42:03.014928479</meta:creation-date>
    <dc:date>2018-05-16T08:10:57.788826303</dc:date>
    <meta:editing-duration>PT16M53S</meta:editing-duration>
    <meta:editing-cycles>3</meta:editing-cycles>
    <meta:generator>LibreOffice/5.3.6.1$Linux_X86_64 LibreOffice_project/30$Build-1</meta:generator>
    <meta:document-statistic meta:table-count="2" meta:cell-count="155" meta:object-count="0"/>
  </office:meta>
</office:document-meta>
</file>